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F000000E7B6B688C47329E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1" draw:style-name="gr1" draw:text-style-name="P2" svg:width="0.816cm" svg:height="0.574cm" svg:x="3.099cm" svg:y="1.423cm"><draw:text-box><text:p text:style-name="P1"><text:span text:style-name="T1">1,n</text:span></text:p></draw:text-box></draw:frame><draw:frame text:anchor-type="paragraph" draw:z-index="2" draw:name="Forme1_0" draw:style-name="gr1" draw:text-style-name="P2" svg:width="0.816cm" svg:height="0.574cm" svg:x="8.809cm" svg:y="1.05cm"><draw:text-box><text:p text:style-name="P1"><text:span text:style-name="T1">n,n</text:span></text:p></draw:text-box></draw:frame><draw:frame text:anchor-type="paragraph" draw:z-index="3" draw:name="Forme1_1" draw:style-name="gr1" draw:text-style-name="P2" svg:width="0.816cm" svg:height="0.574cm" svg:x="12.998cm" svg:y="3.013cm"><draw:text-box><text:p text:style-name="P1"><text:span text:style-name="T1">n,1</text:span></text:p></draw:text-box></draw:frame><draw:frame draw:style-name="fr1" draw:name="Image1" text:anchor-type="char" svg:x="-0.512cm" svg:y="0cm" svg:width="18.025cm" svg:height="5.223cm" draw:z-index="0"><draw:image xlink:href="Pictures/100002010000038F000000E7B6B688C47329EC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34:25.098934477</meta:creation-date>
    <dc:date>2021-01-08T14:38:58.081736147</dc:date>
    <meta:editing-duration>PT4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